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cc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float" office:value="2015" calcext:value-type="float" table:number-columns-spanned="1" table:number-rows-spanned="16">
            <text:p>2015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-001\001\000\-001\100\10\-001\100\000\</text:p>
          </table:table-cell>
          <table:table-cell table:style-name="ce5" office:value-type="float" office:value="0.965548" calcext:value-type="float">
            <text:p>0.965548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000\-001\100\00\-001\100\010\</text:p>
          </table:table-cell>
          <table:table-cell table:style-name="ce5" office:value-type="float" office:value="0.965548" calcext:value-type="float">
            <text:p>0.965548</text:p>
          </table:table-cell>
          <table:table-cell office:value-type="string" calcext:value-type="string">
            <text:p>2015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-001\100\000-000\100\00-010\010\000</text:p>
          </table:table-cell>
          <table:table-cell table:style-name="ce6" office:value-type="float" office:value="0.959938" calcext:value-type="float">
            <text:p>0.959938</text:p>
          </table:table-cell>
          <table:table-cell office:value-type="string" calcext:value-type="string">
            <text:p>2015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2" office:value-type="string" calcext:value-type="string">
            <text:p>100\000\011\-001\001\010\-001\100\00\-001\100\000\</text:p>
          </table:table-cell>
          <table:table-cell table:style-name="ce5" office:value-type="float" office:value="1.26228" calcext:value-type="float">
            <text:p>1.26228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100\-001\100\00\-001\100\000\</text:p>
          </table:table-cell>
          <table:table-cell table:style-name="ce5" office:value-type="float" office:value="1.26228" calcext:value-type="float">
            <text:p>1.26228</text:p>
          </table:table-cell>
          <table:table-cell table:number-columns-repeated="2"/>
          <table:table-cell office:value-type="string" calcext:value-type="string">
            <text:p>Run GA again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010\-001\100\00\-001\100\000\</text:p>
          </table:table-cell>
          <table:table-cell table:style-name="ce5" office:value-type="float" office:value="1.26228" calcext:value-type="float">
            <text:p>1.26228</text:p>
          </table:table-cell>
          <table:table-cell office:value-type="string" calcext:value-type="string">
            <text:p>2015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-001\100\000-010\100\00-010\010\000</text:p>
          </table:table-cell>
          <table:table-cell table:style-name="ce6" office:value-type="float" office:value="1.23601" calcext:value-type="float">
            <text:p>1.23601</text:p>
          </table:table-cell>
          <table:table-cell office:value-type="string" calcext:value-type="string">
            <text:p>2015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70t</text:p>
          </table:table-cell>
          <table:table-cell table:style-name="ce2" office:value-type="string" calcext:value-type="string">
            <text:p>100\000\011-100\100\000-100\010\00-001\100\101</text:p>
          </table:table-cell>
          <table:table-cell table:style-name="ce5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100\100\000-001\100\11-001\100\000</text:p>
          </table:table-cell>
          <table:table-cell table:style-name="ce5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101-010\100\00-010\010\000</text:p>
          </table:table-cell>
          <table:table-cell table:style-name="ce5" office:value-type="float" office:value="1.50222" calcext:value-type="float">
            <text:p>1.50222</text:p>
          </table:table-cell>
          <table:table-cell office:value-type="string" calcext:value-type="string">
            <text:p>2015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110-100\010\00-001\100\000</text:p>
          </table:table-cell>
          <table:table-cell table:style-name="ce5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-001\100\000-010\100\00-010\010\000</text:p>
          </table:table-cell>
          <table:table-cell table:style-name="ce6" office:value-type="float" office:value="1.4525" calcext:value-type="float">
            <text:p>1.4525</text:p>
          </table:table-cell>
          <table:table-cell office:value-type="string" calcext:value-type="string">
            <text:p>2015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3">
            <text:p>80t</text:p>
          </table:table-cell>
          <table:table-cell table:style-name="ce2" office:value-type="string" calcext:value-type="string">
            <text:p>100\000\011\-010\001\000\-001\100\00\-001\100\101</text:p>
          </table:table-cell>
          <table:table-cell table:style-name="ce5" office:value-type="float" office:value="1.81186" calcext:value-type="float">
            <text:p>1.81186</text:p>
          </table:table-cell>
          <table:table-cell office:value-type="string" calcext:value-type="string">
            <text:p>2015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-001\100\000-010\100\00-010\010\000</text:p>
          </table:table-cell>
          <table:table-cell table:style-name="ce6" office:value-type="float" office:value="1.70994" calcext:value-type="float">
            <text:p>1.70994</text:p>
          </table:table-cell>
          <table:table-cell office:value-type="string" calcext:value-type="string">
            <text:p>2015D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2020" calcext:value-type="float" table:number-columns-spanned="1" table:number-rows-spanned="17">
            <text:p>2020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-001\001\000\-001\100\01\-001\100\000\</text:p>
          </table:table-cell>
          <table:table-cell table:style-name="ce5" office:value-type="float" office:value="0.976799" calcext:value-type="float">
            <text:p>0.976799</text:p>
          </table:table-cell>
          <table:table-cell office:value-type="string" calcext:value-type="string">
            <text:p>2020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10\ <text:s/></text:p>
          </table:table-cell>
          <table:table-cell table:style-name="ce5" office:value-type="float" office:value="0.976799" calcext:value-type="float">
            <text:p>0.976799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\ <text:s/>001\010\000\ <text:s/>010\010\00\ <text:s/>001\100\000\ <text:s/></text:p>
          </table:table-cell>
          <table:table-cell table:style-name="ce6" office:value-type="float" office:value="0.968546" calcext:value-type="float">
            <text:p>0.968546</text:p>
          </table:table-cell>
          <table:table-cell office:value-type="string" calcext:value-type="string">
            <text:p>2020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60t</text:p>
          </table:table-cell>
          <table:table-cell table:style-name="ce2" office:value-type="string" calcext:value-type="string">
            <text:p>100\000\011\ <text:s/>001\100\010\ <text:s/>001\100\00\ <text:s/>100\010\000\</text:p>
          </table:table-cell>
          <table:table-cell table:style-name="ce5" office:value-type="float" office:value="1.27574" calcext:value-type="float">
            <text:p>1.27574</text:p>
          </table:table-cell>
          <table:table-cell office:value-type="string" calcext:value-type="string">
            <text:p>2020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100\01\ <text:s/>010\100\000\</text:p>
          </table:table-cell>
          <table:table-cell table:style-name="ce5" office:value-type="float" office:value="1.27574" calcext:value-type="float">
            <text:p>1.2757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\ <text:s/>001\001\000\ <text:s/>001\100\00\ <text:s/>010\100\000\</text:p>
          </table:table-cell>
          <table:table-cell table:style-name="ce6" office:value-type="float" office:value="1.2433" calcext:value-type="float">
            <text:p>1.2433</text:p>
          </table:table-cell>
          <table:table-cell office:value-type="string" calcext:value-type="string">
            <text:p>2020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2" office:value-type="string" calcext:value-type="string">
            <text:p>100\000\011\ <text:s/>001\100\110\ <text:s/>010\010\00\ <text:s/>010\100\000\</text:p>
          </table:table-cell>
          <table:table-cell table:style-name="ce5" office:value-type="float" office:value="1.52163" calcext:value-type="float">
            <text:p>1.52163</text:p>
          </table:table-cell>
          <table:table-cell office:value-type="string" calcext:value-type="string">
            <text:p>2020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\ <text:s/>001\100\000\ <text:s/>010\010\00\ <text:s/>010\100\000\</text:p>
          </table:table-cell>
          <table:table-cell table:style-name="ce6" office:value-type="float" office:value="1.46077" calcext:value-type="float">
            <text:p>1.46077</text:p>
          </table:table-cell>
          <table:table-cell office:value-type="string" calcext:value-type="string">
            <text:p>2020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010\000\ <text:s/>100\100\00\ <text:s/>001\010\111\</text:p>
          </table:table-cell>
          <table:table-cell table:style-name="ce5" office:value-type="float" office:value="1.83456" calcext:value-type="float">
            <text:p>1.83456</text:p>
          </table:table-cell>
          <table:table-cell office:value-type="string" calcext:value-type="string">
            <text:p>2020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\ <text:s/>001\010\000\ <text:s/>100\100\00\ <text:s/>001\010\000\</text:p>
          </table:table-cell>
          <table:table-cell table:style-name="ce6" office:value-type="float" office:value="1.71928" calcext:value-type="float">
            <text:p>1.71928</text:p>
          </table:table-cell>
          <table:table-cell office:value-type="string" calcext:value-type="string">
            <text:p>2020D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2025" calcext:value-type="float" table:number-columns-spanned="1" table:number-rows-spanned="16">
            <text:p>2025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 <text:s/>001\010\000\ <text:s/>001\100\01\ <text:s/>010\010\000\</text:p>
          </table:table-cell>
          <table:table-cell table:style-name="ce5" office:value-type="float" office:value="0.985514" calcext:value-type="float">
            <text:p>0.985514</text:p>
          </table:table-cell>
          <table:table-cell office:value-type="string" calcext:value-type="string">
            <text:p>2025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1\ <text:s/>010\100\00\ <text:s/>100\010\000\</text:p>
          </table:table-cell>
          <table:table-cell table:style-name="ce5" office:value-type="float" office:value="0.985514" calcext:value-type="float">
            <text:p>0.98551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100\100\000\ <text:s/>001\010\00\ <text:s/>001\100\100\</text:p>
          </table:table-cell>
          <table:table-cell table:style-name="ce5" office:value-type="float" office:value="0.985514" calcext:value-type="float">
            <text:p>0.98551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>
            <text:p>100\000\011\ <text:s/>001\100\000\ <text:s/>010\100\00\ <text:s/>100\010\000\</text:p>
          </table:table-cell>
          <table:table-cell table:style-name="ce6" office:value-type="float" office:value="0.970079" calcext:value-type="float">
            <text:p>0.970079</text:p>
          </table:table-cell>
          <table:table-cell office:value-type="string" calcext:value-type="string">
            <text:p>2025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2" office:value-type="string" calcext:value-type="string">
            <text:p>100\000\011\ <text:s/>001\100\110\ <text:s/>100\010\00\ <text:s/>001\001\000\</text:p>
          </table:table-cell>
          <table:table-cell table:style-name="ce5" office:value-type="float" office:value="1.28841" calcext:value-type="float">
            <text:p>1.28841</text:p>
          </table:table-cell>
          <table:table-cell office:value-type="string" calcext:value-type="string">
            <text:p>2025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01\00\ <text:s/>001\100\011\</text:p>
          </table:table-cell>
          <table:table-cell table:style-name="ce5" office:value-type="float" office:value="1.28841" calcext:value-type="float">
            <text:p>1.28841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100\010\000\ <text:s/>001\100\11\ <text:s/>100\100\000\</text:p>
          </table:table-cell>
          <table:table-cell table:style-name="ce5" office:value-type="float" office:value="1.28841" calcext:value-type="float">
            <text:p>1.28841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>
            <text:p>100\000\011\ <text:s/>001\100\000\ <text:s/>010\100\00\ <text:s/>100\010\000\</text:p>
          </table:table-cell>
          <table:table-cell table:style-name="ce6" office:value-type="float" office:value="1.24842" calcext:value-type="float">
            <text:p>1.24842</text:p>
          </table:table-cell>
          <table:table-cell office:value-type="string" calcext:value-type="string">
            <text:p>2025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2" office:value-type="string" calcext:value-type="string">
            <text:p>100\000\011\ <text:s/>010\001\000\ <text:s/>100\010\00\ <text:s/>001\010\011\</text:p>
          </table:table-cell>
          <table:table-cell table:style-name="ce5" office:value-type="float" office:value="1.5387" calcext:value-type="float">
            <text:p>1.5387</text:p>
          </table:table-cell>
          <table:table-cell office:value-type="string" calcext:value-type="string">
            <text:p>2025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010\11\ <text:s/>010\100\000\</text:p>
          </table:table-cell>
          <table:table-cell table:style-name="ce5" office:value-type="float" office:value="1.5387" calcext:value-type="float">
            <text:p>1.5387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010\000\ <text:s/>010\001\00\ <text:s/>001\010\011\</text:p>
          </table:table-cell>
          <table:table-cell table:style-name="ce5" office:value-type="float" office:value="1.5387" calcext:value-type="float">
            <text:p>1.5387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>
            <text:p>100\000\011\ <text:s/>001\100\000\ <text:s/>010\100\00\ <text:s/>100\010\000\</text:p>
          </table:table-cell>
          <table:table-cell table:style-name="ce6" office:value-type="float" office:value="1.46651" calcext:value-type="float">
            <text:p>1.46651</text:p>
          </table:table-cell>
          <table:table-cell office:value-type="string" calcext:value-type="string">
            <text:p>2025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010\111\ <text:s/>100\100\00\ <text:s/>001\100\000\</text:p>
          </table:table-cell>
          <table:table-cell table:style-name="ce5" office:value-type="float" office:value="1.86016" calcext:value-type="float">
            <text:p>1.86016</text:p>
          </table:table-cell>
          <table:table-cell office:value-type="string" calcext:value-type="string">
            <text:p>2025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100\000\ <text:s/>001\100\00\ <text:s/>001\010\111\</text:p>
          </table:table-cell>
          <table:table-cell table:style-name="ce5" office:value-type="float" office:value="1.86016" calcext:value-type="float">
            <text:p>1.86016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10\ <text:s/>100\010\00\ <text:s/>001\100\110\</text:p>
          </table:table-cell>
          <table:table-cell table:style-name="ce5" office:value-type="float" office:value="1.85326" calcext:value-type="float">
            <text:p>1.85326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>
            <text:p>100\000\011\ <text:s/>001\100\000\ <text:s/>010\100\00\ <text:s/>100\010\000\</text:p>
          </table:table-cell>
          <table:table-cell table:style-name="ce6" office:value-type="float" office:value="1.72563" calcext:value-type="float">
            <text:p>1.72563</text:p>
          </table:table-cell>
          <table:table-cell office:value-type="string" calcext:value-type="string">
            <text:p>2025D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2030" calcext:value-type="float" table:number-columns-spanned="1" table:number-rows-spanned="16">
            <text:p>2030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 <text:s/>001\100\010\ <text:s/>001\001\00\ <text:s/>010\100\000\</text:p>
          </table:table-cell>
          <table:table-cell table:style-name="ce5" office:value-type="float" office:value="0.99534" calcext:value-type="float">
            <text:p>0.99534</text:p>
          </table:table-cell>
          <table:table-cell office:value-type="string" calcext:value-type="string">
            <text:p>2030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100\001\000\ <text:s/>001\100\10\ <text:s/>001\100\000\ </text:p>
          </table:table-cell>
          <table:table-cell table:style-name="ce5" office:value-type="float" office:value="0.99534" calcext:value-type="float">
            <text:p>0.9953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100\ <text:s/>010\001\00\ <text:s/>100\100\000\</text:p>
          </table:table-cell>
          <table:table-cell table:style-name="ce5" office:value-type="float" office:value="0.99534" calcext:value-type="float">
            <text:p>0.9953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>
            <text:p>100\000\011\ <text:s/>001\100\000\ <text:s/>010\100\00\ <text:s/>100\010\000\</text:p>
          </table:table-cell>
          <table:table-cell table:style-name="ce6" office:value-type="float" office:value="0.976032" calcext:value-type="float">
            <text:p>0.976032</text:p>
          </table:table-cell>
          <table:table-cell office:value-type="string" calcext:value-type="string">
            <text:p>2030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2" office:value-type="string" calcext:value-type="string">
            <text:p>100\000\011\ <text:s/>010\100\000\ <text:s/>001\100\01\ <text:s/>001\100\001\</text:p>
          </table:table-cell>
          <table:table-cell table:style-name="ce5" office:value-type="float" office:value="1.30332" calcext:value-type="float">
            <text:p>1.30332</text:p>
          </table:table-cell>
          <table:table-cell office:value-type="string" calcext:value-type="string">
            <text:p>2030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010\000\ <text:s/>001\100\10\ <text:s/>001\100\010\</text:p>
          </table:table-cell>
          <table:table-cell table:style-name="ce5" office:value-type="float" office:value="1.30332" calcext:value-type="float">
            <text:p>1.3033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office:value-type="string" calcext:value-type="string">
            <text:p>100\000\011\ <text:s/>001\100\100\ <text:s/>001\100\01\ <text:s/>001\100\000\</text:p>
          </table:table-cell>
          <table:table-cell table:style-name="ce5" office:value-type="float" office:value="1.30332" calcext:value-type="float">
            <text:p>1.3033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>
            <text:p>100\000\011\ <text:s/>001\100\000\ <text:s/>010\100\00\ <text:s/>100\010\000\</text:p>
          </table:table-cell>
          <table:table-cell table:style-name="ce6" office:value-type="float" office:value="1.25575" calcext:value-type="float">
            <text:p>1.25575</text:p>
          </table:table-cell>
          <table:table-cell office:value-type="string" calcext:value-type="string">
            <text:p>2030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2" office:value-type="string" calcext:value-type="string">
            <text:p>100\000\011\ <text:s/>001\010\110\ <text:s/>100\100\00\ <text:s/>001\010\000\</text:p>
          </table:table-cell>
          <table:table-cell table:style-name="ce5" office:value-type="float" office:value="1.55856" calcext:value-type="float">
            <text:p>1.55856</text:p>
          </table:table-cell>
          <table:table-cell office:value-type="string" calcext:value-type="string">
            <text:p>2030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11\ <text:s/>001\001\00\ <text:s/>001\100\000\</text:p>
          </table:table-cell>
          <table:table-cell table:style-name="ce5" office:value-type="float" office:value="1.55856" calcext:value-type="float">
            <text:p>1.55856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11\ <text:s/>001\100\00\ <text:s/>001\100\000\</text:p>
          </table:table-cell>
          <table:table-cell table:style-name="ce5" office:value-type="float" office:value="1.55856" calcext:value-type="float">
            <text:p>1.55856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>
            <text:p>100\000\011\ <text:s/>001\100\000\ <text:s/>010\100\00\ <text:s/>100\010\000\</text:p>
          </table:table-cell>
          <table:table-cell table:style-name="ce6" office:value-type="float" office:value="1.47483" calcext:value-type="float">
            <text:p>1.47483</text:p>
          </table:table-cell>
          <table:table-cell office:value-type="string" calcext:value-type="string">
            <text:p>2030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100\100\ <text:s/>001\010\11\ <text:s/>001\100\000\</text:p>
          </table:table-cell>
          <table:table-cell table:style-name="ce5" office:value-type="float" office:value="1.88147" calcext:value-type="float">
            <text:p>1.88147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01\010\11\ <text:s/>001\100\010\</text:p>
          </table:table-cell>
          <table:table-cell table:style-name="ce5" office:value-type="float" office:value="1.88147" calcext:value-type="float">
            <text:p>1.88147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010\00\ <text:s/>001\010\111\</text:p>
          </table:table-cell>
          <table:table-cell table:style-name="ce5" office:value-type="float" office:value="1.88655" calcext:value-type="float">
            <text:p>1.88655</text:p>
          </table:table-cell>
          <table:table-cell office:value-type="string" calcext:value-type="string">
            <text:p>2030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>
            <text:p>100\000\011\ <text:s/>001\100\000\ <text:s/>010\100\00\ <text:s/>100\010\000\</text:p>
          </table:table-cell>
          <table:table-cell table:style-name="ce6" office:value-type="float" office:value="1.73503" calcext:value-type="float">
            <text:p>1.73503</text:p>
          </table:table-cell>
          <table:table-cell office:value-type="string" calcext:value-type="string">
            <text:p>2030D0</text:p>
          </table:table-cell>
          <table:table-cell table:number-columns-repeated="2"/>
        </table:table-row>
        <table:table-row table:style-name="ro1" table:number-rows-repeated="104850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7:34:56.227771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9:54:47.703572037</meta:creation-date>
    <dc:date>2014-09-17T22:28:35.704648539</dc:date>
    <meta:editing-duration>P4DT5H2M</meta:editing-duration>
    <meta:editing-cycles>87</meta:editing-cycles>
    <meta:generator>LibreOffice/4.2.6.3$Linux_X86_64 LibreOffice_project/420m0$Build-3</meta:generator>
    <meta:document-statistic meta:table-count="1" meta:cell-count="165" meta:object-count="0"/>
  </office:meta>
</office:document-meta>
</file>